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_20__28_user_29_">
      <style:text-properties style:font-name="Roboto"/>
    </style:style>
    <style:style style:name="P2" style:family="paragraph" style:parent-style-name="Standard_20__28_user_29_">
      <style:text-properties style:font-name="Roboto" style:text-underline-style="solid" style:text-underline-width="auto" style:text-underline-color="font-color" fo:font-weight="bold" style:font-weight-asian="bold" style:font-weight-complex="bold"/>
    </style:style>
    <style:style style:name="P3" style:family="paragraph" style:parent-style-name="Standard_20__28_user_29_">
      <style:text-properties style:font-name="Roboto" style:text-underline-style="solid" style:text-underline-width="auto" style:text-underline-color="font-color" fo:font-weight="bold" officeooo:rsid="001fbf60" officeooo:paragraph-rsid="001fbf60" style:font-weight-asian="bold" style:font-weight-complex="bold"/>
    </style:style>
    <style:style style:name="P4" style:family="paragraph" style:parent-style-name="Standard_20__28_user_29_">
      <style:text-properties style:font-name="Roboto" style:text-underline-style="solid" style:text-underline-width="auto" style:text-underline-color="font-color" fo:font-weight="normal" officeooo:rsid="0024ecb0" officeooo:paragraph-rsid="0024ecb0" style:font-weight-asian="normal" style:font-weight-complex="normal"/>
    </style:style>
    <style:style style:name="P5" style:family="paragraph" style:parent-style-name="Standard_20__28_user_29_">
      <style:text-properties style:font-name="Roboto" style:text-underline-style="solid" style:text-underline-width="auto" style:text-underline-color="font-color" fo:font-weight="normal" officeooo:rsid="00277362" officeooo:paragraph-rsid="00277362" style:font-weight-asian="normal" style:font-weight-complex="normal"/>
    </style:style>
    <style:style style:name="P6" style:family="paragraph" style:parent-style-name="Standard_20__28_user_29_">
      <style:text-properties style:font-name="Roboto" fo:font-style="italic" style:font-style-asian="italic" style:font-style-complex="italic"/>
    </style:style>
    <style:style style:name="P7" style:family="paragraph" style:parent-style-name="Standard_20__28_user_29_">
      <style:text-properties style:font-name="Roboto" style:text-underline-style="none" fo:font-weight="normal" officeooo:rsid="001fbf60" officeooo:paragraph-rsid="001fbf60" style:font-weight-asian="normal" style:font-weight-complex="normal"/>
    </style:style>
    <style:style style:name="P8" style:family="paragraph" style:parent-style-name="Standard_20__28_user_29_">
      <style:text-properties style:font-name="Roboto" style:text-underline-style="none" fo:font-weight="normal" officeooo:rsid="0023500a" officeooo:paragraph-rsid="0023500a" style:font-weight-asian="normal" style:font-weight-complex="normal"/>
    </style:style>
    <style:style style:name="P9" style:family="paragraph" style:parent-style-name="Standard_20__28_user_29_">
      <style:text-properties style:font-name="Roboto" style:text-underline-style="none" fo:font-weight="normal" officeooo:rsid="0024ecb0" officeooo:paragraph-rsid="0024ecb0" style:font-weight-asian="normal" style:font-weight-complex="normal"/>
    </style:style>
    <style:style style:name="P10" style:family="paragraph" style:parent-style-name="Standard_20__28_user_29_">
      <style:text-properties style:font-name="Roboto" style:text-underline-style="none" fo:font-weight="normal" officeooo:rsid="0024ecb0" officeooo:paragraph-rsid="0028cda6" style:font-weight-asian="normal" style:font-weight-complex="normal"/>
    </style:style>
    <style:style style:name="P11" style:family="paragraph" style:parent-style-name="Standard_20__28_user_29_">
      <style:text-properties style:font-name="Roboto" style:text-underline-style="none" fo:font-weight="normal" officeooo:rsid="0025c696" officeooo:paragraph-rsid="0025c696" style:font-weight-asian="normal" style:font-weight-complex="normal"/>
    </style:style>
    <style:style style:name="P12" style:family="paragraph" style:parent-style-name="Standard_20__28_user_29_">
      <style:text-properties style:font-name="Roboto" style:text-underline-style="none" fo:font-weight="normal" officeooo:rsid="00277362" officeooo:paragraph-rsid="00277362" style:font-weight-asian="normal" style:font-weight-complex="normal"/>
    </style:style>
    <style:style style:name="P13" style:family="paragraph" style:parent-style-name="Standard_20__28_user_29_">
      <style:text-properties style:font-name="Roboto" style:text-underline-style="none" fo:font-weight="normal" officeooo:rsid="0028cda6" officeooo:paragraph-rsid="0028cda6" style:font-weight-asian="normal" style:font-weight-complex="normal"/>
    </style:style>
    <style:style style:name="P14" style:family="paragraph" style:parent-style-name="Standard_20__28_user_29_">
      <style:text-properties style:font-name="Roboto" style:text-underline-style="none" fo:font-weight="normal" officeooo:rsid="0028cda6" officeooo:paragraph-rsid="0024ecb0" style:font-weight-asian="normal" style:font-weight-complex="normal"/>
    </style:style>
    <style:style style:name="P15" style:family="paragraph" style:parent-style-name="Standard_20__28_user_29_">
      <style:text-properties style:font-name="Roboto" style:text-underline-style="none" fo:font-weight="normal" officeooo:rsid="0029613a" officeooo:paragraph-rsid="0029613a" style:font-weight-asian="normal" style:font-weight-complex="normal"/>
    </style:style>
    <style:style style:name="P16" style:family="paragraph" style:parent-style-name="Standard_20__28_user_29_">
      <style:text-properties style:font-name="Roboto" style:text-underline-style="none" fo:font-weight="normal" officeooo:rsid="002b20e5" officeooo:paragraph-rsid="002b20e5" style:font-weight-asian="normal" style:font-weight-complex="normal"/>
    </style:style>
    <style:style style:name="P17" style:family="paragraph" style:parent-style-name="Standard_20__28_user_29_">
      <style:paragraph-properties fo:break-before="page"/>
    </style:style>
    <style:style style:name="P18" style:family="paragraph" style:parent-style-name="Standard_20__28_user_29_">
      <style:paragraph-properties fo:break-before="page"/>
      <style:text-properties style:font-name="Roboto" style:text-underline-style="solid" style:text-underline-width="auto" style:text-underline-color="font-color" fo:font-weight="bold" officeooo:rsid="001fbf60" officeooo:paragraph-rsid="001fbf60" style:font-weight-asian="bold" style:font-weight-complex="bold"/>
    </style:style>
    <style:style style:name="P19" style:family="paragraph" style:parent-style-name="Standard_20__28_user_29_">
      <style:paragraph-properties fo:break-before="page"/>
      <style:text-properties style:font-name="Roboto" style:text-underline-style="solid" style:text-underline-width="auto" style:text-underline-color="font-color" fo:font-weight="normal" officeooo:rsid="00277362" officeooo:paragraph-rsid="00277362" style:font-weight-asian="normal" style:font-weight-complex="normal"/>
    </style:style>
    <style:style style:name="P20" style:family="paragraph" style:parent-style-name="Standard_20__28_user_29_" style:master-page-name="Standard">
      <style:paragraph-properties style:page-number="auto"/>
    </style:style>
    <style:style style:name="T1" style:family="text">
      <style:text-properties style:font-name="Roboto"/>
    </style:style>
    <style:style style:name="T2" style:family="text">
      <style:text-properties style:font-name="Roboto" style:text-underline-style="solid" style:text-underline-width="auto" style:text-underline-color="font-color"/>
    </style:style>
    <style:style style:name="T3" style:family="text">
      <style:text-properties style:font-name="Roboto" style:text-underline-style="solid" style:text-underline-width="auto" style:text-underline-color="font-color" fo:font-weight="bold" style:font-weight-asian="bold" style:font-weight-complex="bold"/>
    </style:style>
    <style:style style:name="T4" style:family="text">
      <style:text-properties style:font-name="Roboto" fo:font-weight="bold" style:font-weight-asian="bold"/>
    </style:style>
    <style:style style:name="T5" style:family="text">
      <style:text-properties style:font-name="Roboto" fo:font-style="italic" style:font-style-asian="italic" style:font-style-complex="italic"/>
    </style:style>
    <style:style style:name="T6" style:family="text">
      <style:text-properties style:text-position="super 58%"/>
    </style:style>
    <style:style style:name="T7" style:family="text">
      <style:text-properties style:text-position="0% 100%"/>
    </style:style>
    <style:style style:name="T8" style:family="text">
      <style:text-properties officeooo:rsid="001fed06"/>
    </style:style>
    <style:style style:name="T9" style:family="text">
      <style:text-properties officeooo:rsid="00215b06"/>
    </style:style>
    <style:style style:name="T10" style:family="text">
      <style:text-properties officeooo:rsid="0023500a"/>
    </style:style>
    <style:style style:name="T11" style:family="text">
      <style:text-properties officeooo:rsid="0025c696"/>
    </style:style>
    <style:style style:name="T12" style:family="text">
      <style:text-properties officeooo:rsid="00277362"/>
    </style:style>
    <style:style style:name="T13" style:family="text">
      <style:text-properties officeooo:rsid="0028cda6"/>
    </style:style>
    <style:style style:name="T14" style:family="text">
      <style:text-properties officeooo:rsid="002c0eb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3">OutputFile Format (.plux)</text:span></text:p>
      <text:p text:style-name="P2"/>
      <text:p text:style-name="Standard_20__28_user_29_"><text:span text:style-name="T1">A music line (1 bar per line) begins with a ‘|’. Empty bar lines are ignored. There are 8 notes in a bar irrespective of the beats.</text:span></text:p>
      <text:p text:style-name="P1"/>
      <text:p text:style-name="Standard_20__28_user_29_"><text:span text:style-name="T1">Bar line data is :</text:span></text:p>
      <text:p text:style-name="P1"/>
      <text:p text:style-name="Standard_20__28_user_29_"><text:span text:style-name="T1">1-5 <text:tab/><text:tab/>select string</text:span></text:p>
      <text:p text:style-name="Standard_20__28_user_29_"><text:span text:style-name="T1">a-z <text:tab/><text:tab/>set fretting and pluck that string this note</text:span></text:p>
      <text:p text:style-name="Standard_20__28_user_29_"><text:span text:style-name="T1">+ <text:s text:c="2"/><text:tab/><text:tab/>add hammer on 1 (multiple)</text:span></text:p>
      <text:p text:style-name="Standard_20__28_user_29_"><text:span text:style-name="T1">- <text:s text:c="2"/><text:tab/><text:tab/>sub pull off 1 (multiple)</text:span></text:p>
      <text:p text:style-name="Standard_20__28_user_29_"><text:span text:style-name="T1">/ <text:s text:c="2"/><text:tab/><text:tab/>slide 1 (multiple)</text:span></text:p>
      <text:p text:style-name="Standard_20__28_user_29_"><text:span text:style-name="T1">=<text:tab/><text:tab/>Change the width of the slide from 2 notes to 1 note. <text:s text:c="14"/></text:span></text:p>
      <text:p text:style-name="Standard_20__28_user_29_"><text:span text:style-name="T1">. <text:tab/><text:tab/>go to next note.</text:span></text:p>
      <text:p text:style-name="Standard_20__28_user_29_"><text:span text:style-name="T1">(Chord)<text:tab/>set display chord</text:span></text:p>
      <text:p text:style-name="P1"/>
      <text:p text:style-name="Standard_20__28_user_29_"><text:span text:style-name="T1">The + - / modifiers mean the fretting specifies the start position</text:span><text:span text:style-name="T4">. </text:span><text:span text:style-name="T1">So 2/4 would be 2//.</text:span></text:p>
      <text:p text:style-name="P1"/>
      <text:p text:style-name="Standard_20__28_user_29_"><text:span text:style-name="T1">An information list begins with a ‘.’ and has the format .&lt;name&gt; := &lt;value&gt; (no spaces)</text:span></text:p>
      <text:p text:style-name="P1"/>
      <text:p text:style-name="Standard_20__28_user_29_"><text:span text:style-name="T1">Supported information items are : (default values in brackets)</text:span></text:p>
      <text:p text:style-name="P1"/>
      <text:p text:style-name="Standard_20__28_user_29_"><text:span text:style-name="T1">beats <text:tab/><text:tab/>default beats per bar (4)</text:span></text:p>
      <text:p text:style-name="Standard_20__28_user_29_"><text:span text:style-name="T1">tempo <text:tab/>default beats per minute play speed (80)</text:span></text:p>
      <text:p text:style-name="Standard_20__28_user_29_"><text:span text:style-name="T1">step <text:tab/><text:tab/>amount tempo increases every play when on speed-up (4)</text:span></text:p>
      <text:p text:style-name="Standard_20__28_user_29_"><text:span text:style-name="T1">tuning <text:tab/>current tuning. Supports gcgcd and (gdgbd)</text:span></text:p>
      <text:p text:style-name="P1"/>
      <text:p text:style-name="Standard_20__28_user_29_"><text:span text:style-name="T1">others are ignored.</text:span></text:p>
      <text:p text:style-name="P1"/>
      <text:p text:style-name="Standard_20__28_user_29_"><text:span text:style-name="T1">Lines beginning with // are comments and ignored.</text:span></text:p>
      <text:p text:style-name="P1"/>
      <text:p text:style-name="P2"/>
      <text:p text:style-name="P18">Input File Format (.blue)</text:p>
      <text:p text:style-name="P3"/>
      <text:p text:style-name="P7">Lines beginning with // are ignored as comments</text:p>
      <text:p text:style-name="P7">&lt;key&gt; := &lt;value&gt; are passed through and may affect operation. Defaults are as above.</text:p>
      <text:p text:style-name="P7">All other lines are tune information. These are bars seperated by |</text:p>
      <text:p text:style-name="P7"/>
      <text:p text:style-name="P7">Throughout the tune there is a current fretting and current stringing, indicated what fret and string is played on each note (half beat). These are initialised to fretting 00000 and string None x 8.</text:p>
      <text:p text:style-name="P7"/>
      <text:p text:style-name="P7">Each bar has eight beats. They are numbered from one if the intro key is set to Y. The text is processed with the input fretting and string, and produces an output fretting and stringing when processed.</text:p>
      <text:p text:style-name="P7"/>
      <text:p text:style-name="P7">Fretting : 0123456789 t e w h u f s v <text:span text:style-name="T10">[represents fretting 0-17]</text:span></text:p>
      <text:p text:style-name="P7"/>
      <text:p text:style-name="P7">#fffff <text:tab/><text:tab/><text:tab/><text:tab/>Sets the fretting, and nothing else. It is not required to set all</text:p>
      <text:p text:style-name="P7"><text:tab/><text:tab/><text:tab/><text:tab/>five values, any missing will default to 0. Fretting is as above.<text:tab/><text:tab/></text:p>
      <text:p text:style-name="P7"/>
      <text:p text:style-name="P7">$ssssssss<text:tab/><text:tab/><text:tab/>Sets the strings (does not apply retrospectively). S values can be</text:p>
      <text:p text:style-name="P7"><text:tab/><text:tab/><text:tab/><text:tab/>1-5 or . (for don’t play). There must be eight of them.</text:p>
      <text:p text:style-name="P7"/>
      <text:p text:style-name="P7">* <text:tab/><text:tab/><text:tab/><text:tab/>play one half beat combination of fretting/string, if S is . It is a rest</text:p>
      <text:p text:style-name="P7"/>
      <text:p text:style-name="P7">.<text:tab/><text:tab/><text:tab/><text:tab/>play a rest.</text:p>
      <text:p text:style-name="P7"/>
      <text:p text:style-name="P9">(chord)<text:tab/><text:tab/><text:tab/>sets a chord for this note.</text:p>
      <text:p text:style-name="P9"/>
      <text:p text:style-name="P7">xxxfff<text:tab/> <text:tab/><text:tab/><text:tab/>play the current note – x is string skipping, f frets. So x45 would</text:p>
      <text:p text:style-name="P7"><text:tab/> <text:tab/><text:tab/><text:tab/>mean string 1 – nothing string 2 – 4<text:span text:style-name="T6">th</text:span> fret string 3 - 5<text:span text:style-name="T6">th</text:span> fret others</text:p>
      <text:p text:style-name="P7"><text:tab/><text:tab/><text:tab/><text:tab/>nothing. This is a half beat note. These overwrite the current</text:p>
      <text:p text:style-name="P7"><text:tab/><text:tab/><text:tab/><text:tab/>fretting.</text:p>
      <text:p text:style-name="P7"/>
      <text:p text:style-name="P7">^^^ vvv /// = <text:tab/><text:tab/><text:tab/>Adds pull offs,hammer ons and slides to the <text:span text:style-name="T8">l</text:span>ast note in this bar.</text:p>
      <text:p text:style-name="P7"><text:tab/><text:tab/><text:tab/><text:tab/><text:span text:style-name="T8">This is by default 2 notes, e.g. there is a rest added here as well.</text:span></text:p>
      <text:p text:style-name="P7"><text:tab/><text:tab/><text:tab/><text:tab/><text:span text:style-name="T8">However, if the = is present the half beat advance is suppressed.</text:span></text:p>
      <text:p text:style-name="P7"><text:tab/><text:tab/><text:tab/><text:tab/><text:span text:style-name="T9">This only works if only one string is played in the previous note,</text:span></text:p>
      <text:p text:style-name="P7"><text:tab/><text:tab/><text:tab/><text:tab/><text:span text:style-name="T10">otherwise it throws an error.</text:span></text:p>
      <text:p text:style-name="P7"/>
      <text:p text:style-name="P8">&amp;<text:tab/><text:tab/><text:tab/><text:tab/>This advances to note 2,4 or 6, by adding half beats. This is a</text:p>
      <text:p text:style-name="P8"><text:tab/><text:tab/><text:tab/><text:tab/>shorthand facility for Wayne Erbsen’s Music.</text:p>
      <text:p text:style-name="P8"/>
      <text:p text:style-name="P4"><text:soft-page-break/>Modifiers</text:p>
      <text:p text:style-name="P4"><text:s/></text:p>
      <text:p text:style-name="P9">As well as the ‘as is’ music, multiple versions can be produced. <text:s/>These are done with the option.&lt;name&gt; := definitions key.</text:p>
      <text:p text:style-name="P9"/>
      <text:p text:style-name="P9">A definition is a sequence of modifiers, seperated by a semicolon.</text:p>
      <text:p text:style-name="P9"/>
      <text:p text:style-name="P9">A modifier is a list of bars which can be a combination of * (all), n (single) or a-b (range) seperated by commas. The modifier is applied once to each bar.</text:p>
      <text:p text:style-name="P7"/>
      <text:p text:style-name="P4">Pre rendering modifiers</text:p>
      <text:p text:style-name="P4"/>
      <text:p text:style-name="P10">These are done before the text is converted to bars. </text:p>
      <text:p text:style-name="P10"/>
      <text:p text:style-name="P10">Each bar has an alternate text which when set overrides that in a tune. This modifier is to &lt;text&gt; and sets that alternate text. <text:span text:style-name="T11">This allows specific changes to be made.</text:span></text:p>
      <text:p text:style-name="P14"/>
      <text:p text:style-name="P4">Post rendering modifiers</text:p>
      <text:p text:style-name="P4"/>
      <text:p text:style-name="P9"><text:span text:style-name="T12">pinch</text:span> <text:tab/><text:tab/><text:tab/>for each half bar, add a p<text:span text:style-name="T12">inch</text:span> if there is a single note.</text:p>
      <text:p text:style-name="P9"/>
      <text:p text:style-name="P9">drone <text:tab/><text:tab/><text:tab/>for each half bar, add 2 drones if there is a double note.</text:p>
      <text:p text:style-name="P9"/>
      <text:p text:style-name="P9">chord <text:s/><text:tab/><text:tab/>any chord is played, replacing whatever is in the ‘slot’.</text:p>
      <text:p text:style-name="P9"/>
      <text:p text:style-name="P11">altthumb<text:tab/><text:tab/>play x251<text:span text:style-name="T13">x251</text:span> for both half bars (3 and 4 only), only if 2 single notes.</text:p>
      <text:p text:style-name="P11"><text:tab/><text:tab/><text:tab/></text:p>
      <text:p text:style-name="P11">forward <text:tab/><text:tab/>play x15x15x1 (for the 3<text:span text:style-name="T6">rd</text:span> x take the note from half beat 4), 2-4 only.</text:p>
      <text:p text:style-name="P11"/>
      <text:p text:style-name="P11">backward<text:tab/><text:tab/>play x21512x1 (3-5 only)</text:p>
      <text:p text:style-name="P11"/>
      <text:p text:style-name="P12">foggy <text:tab/><text:tab/><text:tab/>play x1x15x15 (2-4 only)</text:p>
      <text:p text:style-name="P12"/>
      <text:p text:style-name="P5"/>
      <text:p text:style-name="P19">Rendering</text:p>
      <text:p text:style-name="P12"/>
      <text:p text:style-name="P12">Has a descriptor. Takes fretting and stringing. </text:p>
      <text:p text:style-name="P12">Takes a list of [modifiers,n,n,n,n,n] where n is <text:span text:style-name="T13">bars to possibly apply the modifier to (or [] the default, for the standard tune).</text:span></text:p>
      <text:p text:style-name="P12"/>
      <text:p text:style-name="P13">1) Update the “alternate text” - clear them all and for any to xxxx modifiers set the alternat text.</text:p>
      <text:p text:style-name="P13">2) Convert to an 8 x 6 array of fret playing (the 6<text:span text:style-name="T6">th</text:span> is the # notes in the first 5). Each of this array is type Note which represents 1 fret and string sound, which can be modified.</text:p>
      <text:p text:style-name="P13">3) Make the post render modifications.</text:p>
      <text:p text:style-name="P13">4) Convert to a final code entry.</text:p>
      <text:p text:style-name="P13"/>
      <text:p text:style-name="P15">Naming : if the original song is called Bile em cabbage down, the modified one adds the option name in parenthesis e.g. bile em cabbage down (pluck).</text:p>
      <text:p text:style-name="P15"/>
      <text:p text:style-name="P16">Rendering has to be done in sequence, because of the in/out fretting and stringing requirement. Prior to that, each bar just has a number and its default text. <text:span text:style-name="T14">It is not converted to notes on creation or checked syntactically.</text:span></text:p>
      <text:p text:style-name="P16"/>
      <text:p text:style-name="P16">Once a bar has been rendered it can be shown as a text sort of bar.</text:p>
      <text:p text:style-name="P16"/>
      <text:p text:style-name="P17"><text:span text:style-name="T3">Different Display Usage</text:span></text:p>
      <text:p text:style-name="P2"/>
      <text:p text:style-name="Standard_20__28_user_29_"><text:span text:style-name="T1">Minimising the interface for different displays.</text:span></text:p>
      <text:p text:style-name="P1"/>
      <text:p text:style-name="Standard_20__28_user_29_"><text:span text:style-name="T5">float Interface(command as integer,bar ref as bar,dispInfo ref as dispInfo,params as IFParams)</text:span></text:p>
      <text:p text:style-name="P6"/>
      <text:p text:style-name="Standard_20__28_user_29_"><text:span text:style-name="T2">Initialise</text:span></text:p>
      <text:p text:style-name="Standard_20__28_user_29_"><text:span text:style-name="T1">Load Resources for the display.</text:span></text:p>
      <text:p text:style-name="P1"/>
      <text:p text:style-name="Standard_20__28_user_29_"><text:span text:style-name="T2">Create</text:span></text:p>
      <text:p text:style-name="Standard_20__28_user_29_"><text:span text:style-name="T1">(param 1 : bars in tune)</text:span></text:p>
      <text:p text:style-name="P1"/>
      <text:p text:style-name="Standard_20__28_user_29_"><text:span text:style-name="T1">Draw background, set up for specific tune (if full page tab display sizes for example)</text:span></text:p>
      <text:p text:style-name="Standard_20__28_user_29_"><text:span text:style-name="T1">Create empty display information records for each bar which are all non-displayed</text:span></text:p>
      <text:p text:style-name="P1"/>
      <text:p text:style-name="Standard_20__28_user_29_"><text:span text:style-name="T2">Destroy</text:span></text:p>
      <text:p text:style-name="P1"/>
      <text:p text:style-name="Standard_20__28_user_29_"><text:span text:style-name="T1">Remove background</text:span></text:p>
      <text:p text:style-name="Standard_20__28_user_29_"><text:span text:style-name="T1">(Hide all display resources is done by the caller)</text:span></text:p>
      <text:p text:style-name="P1"/>
      <text:p text:style-name="Standard_20__28_user_29_"><text:span text:style-name="T2">Visible</text:span></text:p>
      <text:p text:style-name="Standard_20__28_user_29_"><text:span text:style-name="T1">(bar,param 1 : position in music in bars float)</text:span></text:p>
      <text:p text:style-name="P1"/>
      <text:p text:style-name="Standard_20__28_user_29_"><text:span text:style-name="T1">Returns non-zero if the given bar is partially displayed at that music position.</text:span></text:p>
      <text:p text:style-name="P1"/>
      <text:p text:style-name="Standard_20__28_user_29_"><text:span text:style-name="T2">Show</text:span></text:p>
      <text:p text:style-name="Standard_20__28_user_29_"><text:span text:style-name="T1">(bar,param 1 : position in music in bars float)</text:span></text:p>
      <text:p text:style-name="P1"/>
      <text:p text:style-name="Standard_20__28_user_29_"><text:span text:style-name="T1">Move the bar at a given position, creating if necessary, modifying if necessary.</text:span></text:p>
      <text:p text:style-name="P1"/>
      <text:p text:style-name="Standard_20__28_user_29_"><text:span text:style-name="T2">Hide</text:span></text:p>
      <text:p text:style-name="Standard_20__28_user_29_"><text:span text:style-name="T1">if drawn , Free up all the bars display resources.</text:span></text:p>
      <text:p text:style-name="P1"/>
      <text:p text:style-name="Standard_20__28_user_29_"><text:span text:style-name="T2">ID allocation (10000 onwards)</text:span></text:p>
      <text:p text:style-name="P1"/>
      <text:p text:style-name="Standard_20__28_user_29_"><text:span text:style-name="T1">+0...+19<text:tab/>Note#1<text:tab/><text:tab/><text:tab/>0..4 note specific 5x3 for each displayed note.</text:span></text:p>
      <text:p text:style-name="Standard_20__28_user_29_"><text:span text:style-name="T1">+20..+39<text:tab/>Note#2</text:span></text:p>
      <text:p text:style-name="Standard_20__28_user_29_"><text:span text:style-name="T1">+40..+59<text:tab/>Note#3</text:span></text:p>
      <text:p text:style-name="Standard_20__28_user_29_"><text:span text:style-name="T1">+140..+159<text:tab/>Note#8</text:span></text:p>
      <text:p text:style-name="Standard_20__28_user_29_"><text:span text:style-name="T1">+160..+199<text:tab/>Reserved <text:tab/><text:tab/><text:tab/>Allocated for general use.</text:span></text:p>
      <text:p text:style-name="Standard_20__28_user_29_"/>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Robson</meta:initial-creator>
    <meta:editing-cycles>12</meta:editing-cycles>
    <meta:creation-date>2019-04-19T12:52:00</meta:creation-date>
    <dc:date>2019-04-21T23:04:21.803248347</dc:date>
    <meta:editing-duration>PT41M11S</meta:editing-duration>
    <meta:generator>LibreOffice/6.2.2.2$Linux_X86_64 LibreOffice_project/20$Build-2</meta:generator>
    <meta:document-statistic meta:table-count="0" meta:image-count="0" meta:object-count="0" meta:page-count="5" meta:paragraph-count="98" meta:word-count="1024" meta:character-count="5747" meta:non-whitespace-character-count="468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